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4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rotation-angle="45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rotation-angle="45"/>
      <style:text-properties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="0.51pt solid #000000"/>
    </style:style>
    <style:style style:name="ce22" style:family="table-cell" style:parent-style-name="Default">
      <style:table-cell-properties fo:border-bottom="1.5pt solid #000000" fo:border-left="0.51pt solid #000000" fo:border-right="0.51pt solid #000000" fo:border-top="0.51pt solid #000000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rotation-angle="45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3"/>
    <style:style style:name="ce2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rotation-angle="45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ce8"/>
        <table:table-column table:style-name="co5" table:number-columns-repeated="4" table:default-cell-style-name="Default"/>
        <table:table-row table:style-name="ro2">
          <table:table-cell table:style-name="ce3"/>
          <table:table-cell table:style-name="ce5" office:value-type="string" calcext:value-type="string">
            <text:p>Balsera López, Paula</text:p>
          </table:table-cell>
          <table:table-cell table:style-name="ce13"/>
          <table:table-cell table:style-name="ce5" office:value-type="string" calcext:value-type="string">
            <text:p>Bernal Sánchez, Pablo</text:p>
          </table:table-cell>
          <table:table-cell table:style-name="ce23"/>
          <table:table-cell table:style-name="ce5" office:value-type="string" calcext:value-type="string">
            <text:p>Blázquez Caraballo, Alberto Mi</text:p>
          </table:table-cell>
          <table:table-cell table:style-name="ce23"/>
          <table:table-cell table:style-name="ce5" office:value-type="string" calcext:value-type="string">
            <text:p>Calvo Puerto, Carlos</text:p>
          </table:table-cell>
          <table:table-cell table:style-name="ce23"/>
          <table:table-cell table:style-name="ce5" office:value-type="string" calcext:value-type="string">
            <text:p>Caro Verde, Alejandro</text:p>
          </table:table-cell>
          <table:table-cell table:style-name="ce23"/>
          <table:table-cell table:style-name="ce5" office:value-type="string" calcext:value-type="string">
            <text:p>Dasi Rey, Sergio</text:p>
          </table:table-cell>
          <table:table-cell table:style-name="ce24"/>
          <table:table-cell table:style-name="ce5" office:value-type="string" calcext:value-type="string">
            <text:p>Díaz Barrios, Álvaro Jesús</text:p>
          </table:table-cell>
          <table:table-cell table:style-name="ce23"/>
          <table:table-cell table:style-name="ce5" office:value-type="string" calcext:value-type="string">
            <text:p>Fernández Núñez, Juan José</text:p>
          </table:table-cell>
          <table:table-cell table:style-name="ce23"/>
          <table:table-cell table:style-name="ce5" office:value-type="string" calcext:value-type="string">
            <text:p>Fernández Vizcaíno, José Manuel</text:p>
          </table:table-cell>
          <table:table-cell table:style-name="ce23"/>
          <table:table-cell table:style-name="ce5" office:value-type="string" calcext:value-type="string">
            <text:p>Hernández Domínguez, Juan Fran</text:p>
          </table:table-cell>
          <table:table-cell table:style-name="ce23"/>
          <table:table-cell table:style-name="ce13" office:value-type="string" calcext:value-type="string">
            <text:p>Hidalgo Olivera, Alberto</text:p>
          </table:table-cell>
          <table:table-cell table:style-name="ce23"/>
          <table:table-cell table:style-name="ce5" office:value-type="string" calcext:value-type="string">
            <text:p>Martín Márquez, José Antonio</text:p>
          </table:table-cell>
          <table:table-cell table:style-name="ce23"/>
          <table:table-cell table:style-name="ce5" office:value-type="string" calcext:value-type="string">
            <text:p>Martín Méndez, Rubén</text:p>
          </table:table-cell>
          <table:table-cell table:style-name="ce23"/>
          <table:table-cell table:style-name="ce13" office:value-type="string" calcext:value-type="string">
            <text:p>Martín Moñino, Alejandro</text:p>
          </table:table-cell>
          <table:table-cell table:style-name="ce23"/>
          <table:table-cell table:style-name="ce13" office:value-type="string" calcext:value-type="string">
            <text:p>Martín Pérez de León, Daniel</text:p>
          </table:table-cell>
          <table:table-cell table:style-name="ce23"/>
          <table:table-cell table:style-name="ce13" office:value-type="string" calcext:value-type="string">
            <text:p>Martín Serrano, Rafael</text:p>
          </table:table-cell>
          <table:table-cell table:style-name="ce23"/>
          <table:table-cell table:style-name="ce13" office:value-type="string" calcext:value-type="string">
            <text:p>Martínez de Carvajal D A, Ignacio</text:p>
          </table:table-cell>
          <table:table-cell table:style-name="ce23"/>
          <table:table-cell table:style-name="ce13" office:value-type="string" calcext:value-type="string">
            <text:p>Martínez Martínez, Fran Javr</text:p>
          </table:table-cell>
          <table:table-cell table:style-name="ce23"/>
          <table:table-cell table:style-name="ce13" office:value-type="string" calcext:value-type="string">
            <text:p>Ojeda Villanueva, Iván</text:p>
          </table:table-cell>
          <table:table-cell table:style-name="ce23"/>
          <table:table-cell table:style-name="ce23" office:value-type="string" calcext:value-type="string">
            <text:p>Pérez Martín, Fátima</text:p>
          </table:table-cell>
          <table:table-cell table:style-name="ce23"/>
          <table:table-cell table:style-name="ce13" office:value-type="string" calcext:value-type="string">
            <text:p>Pernas Ruiz, Guillermo</text:p>
          </table:table-cell>
          <table:table-cell table:style-name="ce23"/>
          <table:table-cell table:style-name="ce13" office:value-type="string" calcext:value-type="string">
            <text:p>Puertas Rodríguez, Pedro</text:p>
          </table:table-cell>
          <table:table-cell table:style-name="ce23"/>
          <table:table-cell table:style-name="ce13" office:value-type="string" calcext:value-type="string">
            <text:p>Rebollar Márquez, Antonio M.</text:p>
          </table:table-cell>
          <table:table-cell table:style-name="ce23"/>
          <table:table-cell table:style-name="ce13" office:value-type="string" calcext:value-type="string">
            <text:p>Rueda Bautista, Inmaculada</text:p>
          </table:table-cell>
          <table:table-cell table:style-name="ce23"/>
          <table:table-cell table:style-name="ce13" office:value-type="string" calcext:value-type="string">
            <text:p>Tobaruela Ruiz, Antonio J</text:p>
          </table:table-cell>
          <table:table-cell table:style-name="ce23"/>
          <table:table-cell table:style-name="ce13" office:value-type="string" calcext:value-type="string">
            <text:p>Villanueva Martín, Alejandro</text:p>
          </table:table-cell>
          <table:table-cell table:style-name="ce23"/>
          <table:table-cell table:style-name="ce13" office:value-type="string" calcext:value-type="string">
            <text:p>Alkhoury Gaviño, Jorge Elías</text:p>
          </table:table-cell>
          <table:table-cell table:style-name="ce23"/>
          <table:table-cell table:style-name="ce13" office:value-type="string" calcext:value-type="string">
            <text:p>Sánchez González, Andrés J</text:p>
          </table:table-cell>
          <table:table-cell table:style-name="ce23"/>
          <table:table-cell table:style-name="ce13" office:value-type="string" calcext:value-type="string">
            <text:p>Solá Pérez, Samuel</text:p>
          </table:table-cell>
          <table:table-cell table:style-name="ce14"/>
          <table:table-cell table:style-name="ce14" office:value-type="string" calcext:value-type="string">
            <text:p>Prueba 26 regular</text:p>
          </table:table-cell>
          <table:table-cell table:style-name="ce26"/>
          <table:table-cell table:style-name="ce14" office:value-type="string" calcext:value-type="string">
            <text:p>Prueba mal 13</text:p>
          </table:table-cell>
          <table:table-cell table:style-name="ce26"/>
          <table:table-cell table:number-columns-repeated="2"/>
          <table:table-cell table:style-name="ce1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/>
          <table:table-cell table:style-name="ce6" office:value-type="string" calcext:value-type="string">
            <text:p>r</text:p>
          </table:table-cell>
          <table:table-cell table:style-name="ce3" table:number-columns-repeated="7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11" calcext:value-type="float">
            <text:p>111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?</text:p>
          </table:table-cell>
          <table:table-cell table:style-name="ce3" office:value-type="string" calcext:value-type="string">
            <text:p>Por numero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 office:value-type="string" calcext:value-type="string">
            <text:p>?</text:p>
          </table:table-cell>
          <table:table-cell table:style-name="ce3" office:value-type="string" calcext:value-type="string">
            <text:p>Por usuario</text:p>
          </table:table-cell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22" calcext:value-type="float">
            <text:p>122</text:p>
          </table:table-cell>
          <table:table-cell table:style-name="Default" office:value-type="string" calcext:value-type="string">
            <text:p>r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no informa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Entra sin Val.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23" calcext:value-type="float">
            <text:p>123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/>
          <table:table-cell table:style-name="ce21"/>
          <table:table-cell/>
          <table:table-cell table:style-name="ce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1" calcext:value-type="float">
            <text:p>131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3" calcext:value-type="float">
            <text:p>133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6" calcext:value-type="float">
            <text:p>136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7" calcext:value-type="float">
            <text:p>137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no actulica</text:p>
          </table:table-cell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uno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uno</text:p>
          </table:table-cell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8" calcext:value-type="float">
            <text:p>138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os mismos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39" calcext:value-type="float">
            <text:p>139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number-columns-repeated="2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310" calcext:value-type="float">
            <text:p>1310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51" calcext:value-type="float">
            <text:p>15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foto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?</text:p>
          </table:table-cell>
          <table:table-cell table:style-name="ce3" office:value-type="string" calcext:value-type="string">
            <text:p>sin foto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office:value-type="float" office:value="152" calcext:value-type="float">
            <text:p>15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1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1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implementar</text:p>
          </table:table-cell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así no es</text:p>
          </table:table-cell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 table:number-columns-repeated="11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3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11" calcext:value-type="float">
            <text:p>31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3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3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r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prepareSt</text:p>
          </table:table-cell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prepareSt</text:p>
          </table:table-cell>
          <table:table-cell table:style-name="ce6" office:value-type="string" calcext:value-type="string">
            <text:p>r</text:p>
          </table:table-cell>
          <table:table-cell table:style-name="ce3" office:value-type="string" calcext:value-type="string">
            <text:p>prepareSt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office:value-type="string" calcext:value-type="string">
            <text:p>PrepareSt</text:p>
          </table:table-cell>
          <table:table-cell table:style-name="ce3" table:number-columns-repeated="28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repareST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11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ev RS</text:p>
          </table:table-cell>
          <table:table-cell table:style-name="ce3" table:number-columns-repeated="20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son dos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 office:value-type="string" calcext:value-type="string">
            <text:p>r</text:p>
          </table:table-cell>
          <table:table-cell table:style-name="ce3" table:number-columns-repeated="29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repareST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12" calcext:value-type="float">
            <text:p>31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3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o lo usas</text:p>
          </table:table-cell>
          <table:table-cell table:style-name="ce3" table:number-columns-repeated="26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21" calcext:value-type="float">
            <text:p>321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22" calcext:value-type="float">
            <text:p>322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Default" office:value-type="string" calcext:value-type="string">
            <text:p>m</text:p>
          </table:table-cell>
          <table:table-cell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r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?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/>
          <table:table-cell table:style-name="ce6" office:value-type="string" calcext:value-type="string">
            <text:p>m</text:p>
          </table:table-cell>
          <table:table-cell table:style-name="ce3" table:number-columns-repeated="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excepción</text:p>
          </table:table-cell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11"/>
          <table:table-cell table:style-name="ce3" office:value-type="string" calcext:value-type="string">
            <text:p>m</text:p>
          </table:table-cell>
          <table:table-cell table:style-name="ce3" table:number-columns-repeated="21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office:value-type="string" calcext:value-type="string">
            <text:p>showmessage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office:value-type="string" calcext:value-type="string">
            <text:p>m</text:p>
          </table:table-cell>
          <table:table-cell table:style-name="ce3" office:value-type="string" calcext:value-type="string">
            <text:p>RS en la vista</text:p>
          </table:table-cell>
          <table:table-cell table:style-name="ce3" table:number-columns-repeated="20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 office:value-type="float" office:value="412" calcext:value-type="float">
            <text:p>412</text:p>
          </table:table-cell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11"/>
          <table:table-cell table:style-name="ce3" office:value-type="string" calcext:value-type="string">
            <text:p>m</text:p>
          </table:table-cell>
          <table:table-cell table:style-name="ce3" table:number-columns-repeated="9"/>
          <table:table-cell table:style-name="ce3" office:value-type="string" calcext:value-type="string">
            <text:p>m</text:p>
          </table:table-cell>
          <table:table-cell table:style-name="ce3" table:number-columns-repeated="7"/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/>
          <table:table-cell table:style-name="Default"/>
          <table:table-cell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office:value-type="string" calcext:value-type="string">
            <text:p>error version java upgrade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2"/>
          <table:table-cell table:style-name="ce3" office:value-type="string" calcext:value-type="string">
            <text:p>Es otra cosa</text:p>
          </table:table-cell>
          <table:table-cell table:style-name="ce3" table:number-columns-repeated="9"/>
          <table:table-cell table:style-name="ce3" office:value-type="string" calcext:value-type="string">
            <text:p><text:s/>Acceso FicherosLog</text:p>
          </table:table-cell>
          <table:table-cell table:style-name="ce3"/>
          <table:table-cell table:style-name="ce3" office:value-type="string" calcext:value-type="string">
            <text:p>No conecta</text:p>
          </table:table-cell>
          <table:table-cell table:style-name="ce3"/>
          <table:table-cell table:style-name="ce3" office:value-type="string" calcext:value-type="string">
            <text:p>No arrancxa</text:p>
          </table:table-cell>
          <table:table-cell table:style-name="ce3"/>
          <table:table-cell table:style-name="ce3" office:value-type="string" calcext:value-type="string">
            <text:p>No arranca</text:p>
          </table:table-cell>
          <table:table-cell table:style-name="ce3"/>
          <table:table-cell table:style-name="ce3" office:value-type="string" calcext:value-type="string">
            <text:p>No entregas proyecto</text:p>
          </table:table-cell>
          <table:table-cell table:style-name="ce3"/>
          <table:table-cell table:style-name="ce3" office:value-type="string" calcext:value-type="string">
            <text:p>No valida</text:p>
          </table:table-cell>
          <table:table-cell table:style-name="ce3"/>
          <table:table-cell table:style-name="ce3" office:value-type="string" calcext:value-type="string">
            <text:p>++ clase intermedia</text:p>
          </table:table-cell>
          <table:table-cell table:style-name="ce3" table:number-columns-repeated="8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12"/>
          <table:table-cell office:value-type="string" calcext:value-type="string">
            <text:p>comentado para arrancar</text:p>
          </table:table-cell>
          <table:table-cell table:style-name="ce3"/>
          <table:table-cell table:style-name="ce3" office:value-type="string" calcext:value-type="string">
            <text:p>Con / conexio?</text:p>
          </table:table-cell>
          <table:table-cell table:style-name="ce3"/>
          <table:table-cell table:style-name="ce3" office:value-type="string" calcext:value-type="string">
            <text:p>Librerias Jpanels</text:p>
          </table:table-cell>
          <table:table-cell table:style-name="ce3"/>
          <table:table-cell table:style-name="ce3" office:value-type="string" calcext:value-type="string">
            <text:p>librerias</text:p>
          </table:table-cell>
          <table:table-cell table:style-name="ce3"/>
          <table:table-cell table:style-name="ce3" office:value-type="string" calcext:value-type="string">
            <text:p>Hay que hacer uno nuevo</text:p>
          </table:table-cell>
          <table:table-cell table:style-name="ce3"/>
          <table:table-cell table:style-name="ce3" office:value-type="string" calcext:value-type="string">
            <text:p>MVC fatal</text:p>
          </table:table-cell>
          <table:table-cell table:style-name="ce3" table:number-columns-repeated="10"/>
          <table:table-cell table:style-name="ce6"/>
          <table:table-cell table:style-name="ce3"/>
          <table:table-cell table:style-name="ce6"/>
          <table:table-cell table:number-columns-repeated="3"/>
          <table:table-cell table:style-name="ce3"/>
        </table:table-row>
        <table:table-row table:style-name="ro4">
          <table:table-cell table:style-name="ce4" table:formula="of:=[.E52]" office:value-type="float" office:value="0.40650406504065" calcext:value-type="float">
            <text:p>0,40650406504065</text:p>
          </table:table-cell>
          <table:table-cell table:style-name="ce6" table:formula="of:=COUNTIF([.B2:.B43];&quot;m&quot;)" office:value-type="float" office:value="18" calcext:value-type="float">
            <text:p>18</text:p>
          </table:table-cell>
          <table:table-cell table:style-name="ce3"/>
          <table:table-cell table:style-name="ce6" table:formula="of:=COUNTIF([.D2:.D43];&quot;m&quot;)" office:value-type="float" office:value="2" calcext:value-type="float">
            <text:p>2</text:p>
          </table:table-cell>
          <table:table-cell table:style-name="ce3"/>
          <table:table-cell table:style-name="ce6" table:formula="of:=COUNTIF([.F2:.F43];&quot;m&quot;)" office:value-type="float" office:value="2" calcext:value-type="float">
            <text:p>2</text:p>
          </table:table-cell>
          <table:table-cell table:style-name="ce3"/>
          <table:table-cell table:style-name="ce6" table:formula="of:=COUNTIF([.H2:.H43];&quot;m&quot;)" office:value-type="float" office:value="13" calcext:value-type="float">
            <text:p>13</text:p>
          </table:table-cell>
          <table:table-cell table:style-name="ce3"/>
          <table:table-cell table:style-name="ce6" table:formula="of:=COUNTIF([.J2:.J43];&quot;m&quot;)" office:value-type="float" office:value="10" calcext:value-type="float">
            <text:p>10</text:p>
          </table:table-cell>
          <table:table-cell table:style-name="ce3"/>
          <table:table-cell table:style-name="ce6" table:formula="of:=COUNTIF([.L2:.L43];&quot;m&quot;)" office:value-type="float" office:value="5" calcext:value-type="float">
            <text:p>5</text:p>
          </table:table-cell>
          <table:table-cell table:style-name="ce3"/>
          <table:table-cell table:style-name="ce6" table:formula="of:=COUNTIF([.N2:.N43];&quot;m&quot;)" office:value-type="float" office:value="5" calcext:value-type="float">
            <text:p>5</text:p>
          </table:table-cell>
          <table:table-cell table:style-name="ce3"/>
          <table:table-cell table:style-name="ce6" table:formula="of:=COUNTIF([.P2:.P43];&quot;m&quot;)" office:value-type="float" office:value="2" calcext:value-type="float">
            <text:p>2</text:p>
          </table:table-cell>
          <table:table-cell table:style-name="ce3"/>
          <table:table-cell table:style-name="ce6" table:formula="of:=COUNTIF([.R2:.R43];&quot;m&quot;)" office:value-type="float" office:value="9" calcext:value-type="float">
            <text:p>9</text:p>
          </table:table-cell>
          <table:table-cell table:style-name="ce3"/>
          <table:table-cell table:style-name="ce6" table:formula="of:=COUNTIF([.T2:.T43];&quot;m&quot;)" office:value-type="float" office:value="11" calcext:value-type="float">
            <text:p>11</text:p>
          </table:table-cell>
          <table:table-cell table:style-name="ce3"/>
          <table:table-cell table:style-name="ce6" table:formula="of:=COUNTIF([.V2:.V43];&quot;m&quot;)" office:value-type="float" office:value="8" calcext:value-type="float">
            <text:p>8</text:p>
          </table:table-cell>
          <table:table-cell table:style-name="ce3"/>
          <table:table-cell table:style-name="ce6" table:formula="of:=COUNTIF([.X2:.X43];&quot;m&quot;)" office:value-type="float" office:value="8" calcext:value-type="float">
            <text:p>8</text:p>
          </table:table-cell>
          <table:table-cell table:style-name="ce3"/>
          <table:table-cell table:style-name="ce6" table:formula="of:=COUNTIF([.Z2:.Z43];&quot;m&quot;)" office:value-type="float" office:value="14" calcext:value-type="float">
            <text:p>14</text:p>
          </table:table-cell>
          <table:table-cell table:style-name="ce3"/>
          <table:table-cell table:style-name="ce6" table:formula="of:=COUNTIF([.AB2:.AB43];&quot;m&quot;)" office:value-type="float" office:value="25" calcext:value-type="float">
            <text:p>25</text:p>
          </table:table-cell>
          <table:table-cell table:style-name="ce3"/>
          <table:table-cell table:style-name="ce6" table:formula="of:=COUNTIF([.AD2:.AD43];&quot;m&quot;)" office:value-type="float" office:value="8" calcext:value-type="float">
            <text:p>8</text:p>
          </table:table-cell>
          <table:table-cell table:style-name="ce3"/>
          <table:table-cell table:style-name="ce6" table:formula="of:=COUNTIF([.AF2:.AF43];&quot;m&quot;)" office:value-type="float" office:value="5" calcext:value-type="float">
            <text:p>5</text:p>
          </table:table-cell>
          <table:table-cell table:style-name="ce3"/>
          <table:table-cell table:style-name="ce6" table:formula="of:=COUNTIF([.AH2:.AH43];&quot;m&quot;)" office:value-type="float" office:value="25" calcext:value-type="float">
            <text:p>25</text:p>
          </table:table-cell>
          <table:table-cell table:style-name="ce3"/>
          <table:table-cell table:style-name="ce6" table:formula="of:=COUNTIF([.AJ2:.AJ43];&quot;m&quot;)" office:value-type="float" office:value="25" calcext:value-type="float">
            <text:p>25</text:p>
          </table:table-cell>
          <table:table-cell table:style-name="ce3"/>
          <table:table-cell table:style-name="ce6" table:formula="of:=COUNTIF([.AL2:.AL43];&quot;m&quot;)" office:value-type="float" office:value="14" calcext:value-type="float">
            <text:p>14</text:p>
          </table:table-cell>
          <table:table-cell table:style-name="ce3"/>
          <table:table-cell table:style-name="ce6" table:formula="of:=COUNTIF([.AN2:.AN43];&quot;m&quot;)" office:value-type="float" office:value="22" calcext:value-type="float">
            <text:p>22</text:p>
          </table:table-cell>
          <table:table-cell table:style-name="ce3"/>
          <table:table-cell table:style-name="ce6" table:formula="of:=COUNTIF([.AP2:.AP43];&quot;m&quot;)" office:value-type="float" office:value="22" calcext:value-type="float">
            <text:p>22</text:p>
          </table:table-cell>
          <table:table-cell table:style-name="ce3"/>
          <table:table-cell table:style-name="ce6" table:formula="of:=COUNTIF([.AR2:.AR43];&quot;m&quot;)" office:value-type="float" office:value="22" calcext:value-type="float">
            <text:p>22</text:p>
          </table:table-cell>
          <table:table-cell table:style-name="ce3"/>
          <table:table-cell table:style-name="ce6" table:formula="of:=COUNTIF([.AT2:.AT43];&quot;m&quot;)" office:value-type="float" office:value="8" calcext:value-type="float">
            <text:p>8</text:p>
          </table:table-cell>
          <table:table-cell table:style-name="ce3"/>
          <table:table-cell table:style-name="ce6" table:formula="of:=COUNTIF([.AV2:.AV43];&quot;m&quot;)" office:value-type="float" office:value="24" calcext:value-type="float">
            <text:p>24</text:p>
          </table:table-cell>
          <table:table-cell table:style-name="ce3"/>
          <table:table-cell table:style-name="ce6" table:formula="of:=COUNTIF([.AX2:.AX43];&quot;m&quot;)" office:value-type="float" office:value="8" calcext:value-type="float">
            <text:p>8</text:p>
          </table:table-cell>
          <table:table-cell table:style-name="ce3"/>
          <table:table-cell table:style-name="ce6" table:formula="of:=COUNTIF([.AZ2:.AZ43];&quot;m&quot;)" office:value-type="float" office:value="25" calcext:value-type="float">
            <text:p>25</text:p>
          </table:table-cell>
          <table:table-cell table:style-name="ce3"/>
          <table:table-cell table:style-name="ce6" table:formula="of:=COUNTIF([.BB2:.BB43];&quot;m&quot;)" office:value-type="float" office:value="22" calcext:value-type="float">
            <text:p>22</text:p>
          </table:table-cell>
          <table:table-cell table:style-name="ce3"/>
          <table:table-cell table:style-name="ce6" table:formula="of:=COUNTIF([.BD2:.BD43];&quot;m&quot;)" office:value-type="float" office:value="17" calcext:value-type="float">
            <text:p>17</text:p>
          </table:table-cell>
          <table:table-cell table:style-name="ce3"/>
          <table:table-cell table:style-name="ce6" table:formula="of:=COUNTIF([.BF2:.BF43];&quot;m&quot;)" office:value-type="float" office:value="10" calcext:value-type="float">
            <text:p>10</text:p>
          </table:table-cell>
          <table:table-cell table:style-name="ce3"/>
          <table:table-cell table:style-name="ce6" table:formula="of:=COUNTIF([.BH2:.BH43];&quot;m&quot;)" office:value-type="float" office:value="0" calcext:value-type="float">
            <text:p>0</text:p>
          </table:table-cell>
          <table:table-cell table:style-name="ce3"/>
          <table:table-cell table:style-name="ce6" table:formula="of:=COUNTIF([.BJ2:.BJ43];&quot;m&quot;)"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Mal</text:p>
          </table:table-cell>
          <table:table-cell office:value-type="string" calcext:value-type="string">
            <text:p>m</text:p>
          </table:table-cell>
          <table:table-cell table:style-name="ce6"/>
        </table:table-row>
        <table:table-row table:style-name="ro4">
          <table:table-cell table:style-name="ce4" table:formula="of:=[.A45]/2" office:value-type="float" office:value="0.203252032520325" calcext:value-type="float">
            <text:p>0,203252032520325</text:p>
          </table:table-cell>
          <table:table-cell table:style-name="ce6" table:formula="of:=COUNTIF([.B3:.B43];&quot;r&quot;)" office:value-type="float" office:value="3" calcext:value-type="float">
            <text:p>3</text:p>
          </table:table-cell>
          <table:table-cell table:style-name="ce3"/>
          <table:table-cell table:style-name="ce6" table:formula="of:=COUNTIF([.D3:.D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F3:.F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H3:.H43];&quot;r&quot;)" office:value-type="float" office:value="3" calcext:value-type="float">
            <text:p>3</text:p>
          </table:table-cell>
          <table:table-cell table:style-name="ce3"/>
          <table:table-cell table:style-name="ce6" table:formula="of:=COUNTIF([.J3:.J43];&quot;r&quot;)" office:value-type="float" office:value="3" calcext:value-type="float">
            <text:p>3</text:p>
          </table:table-cell>
          <table:table-cell table:style-name="ce3"/>
          <table:table-cell table:style-name="ce6" table:formula="of:=COUNTIF([.L3:.L43];&quot;r&quot;)" office:value-type="float" office:value="2" calcext:value-type="float">
            <text:p>2</text:p>
          </table:table-cell>
          <table:table-cell table:style-name="ce3"/>
          <table:table-cell table:style-name="ce6" table:formula="of:=COUNTIF([.N3:.N43];&quot;r&quot;)" office:value-type="float" office:value="2" calcext:value-type="float">
            <text:p>2</text:p>
          </table:table-cell>
          <table:table-cell table:style-name="ce3"/>
          <table:table-cell table:style-name="ce6" table:formula="of:=COUNTIF([.P3:.P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R3:.R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T3:.T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V3:.V43];&quot;r&quot;)" office:value-type="float" office:value="2" calcext:value-type="float">
            <text:p>2</text:p>
          </table:table-cell>
          <table:table-cell table:style-name="ce3"/>
          <table:table-cell table:style-name="ce6" table:formula="of:=COUNTIF([.X3:.X43];&quot;r&quot;)" office:value-type="float" office:value="3" calcext:value-type="float">
            <text:p>3</text:p>
          </table:table-cell>
          <table:table-cell table:style-name="ce3"/>
          <table:table-cell table:style-name="ce6" table:formula="of:=COUNTIF([.Z3:.Z43];&quot;r&quot;)" office:value-type="float" office:value="2" calcext:value-type="float">
            <text:p>2</text:p>
          </table:table-cell>
          <table:table-cell table:style-name="ce3"/>
          <table:table-cell table:style-name="ce6" table:formula="of:=COUNTIF([.AB3:.AB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D3:.AD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AF3:.AF43];&quot;r&quot;)" office:value-type="float" office:value="4" calcext:value-type="float">
            <text:p>4</text:p>
          </table:table-cell>
          <table:table-cell table:style-name="ce3"/>
          <table:table-cell table:style-name="ce6" table:formula="of:=COUNTIF([.AH3:.AH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J3:.AJ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L3:.AL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AN3:.AN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P3:.AP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R3:.AR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T3:.AT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AV3:.AV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X3:.AX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AZ3:.AZ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BB3:.BB43];&quot;r&quot;)" office:value-type="float" office:value="0" calcext:value-type="float">
            <text:p>0</text:p>
          </table:table-cell>
          <table:table-cell table:style-name="ce3"/>
          <table:table-cell table:style-name="ce6" table:formula="of:=COUNTIF([.BD3:.BD43];&quot;r&quot;)" office:value-type="float" office:value="1" calcext:value-type="float">
            <text:p>1</text:p>
          </table:table-cell>
          <table:table-cell table:style-name="ce3"/>
          <table:table-cell table:style-name="ce6" table:formula="of:=COUNTIF([.BF3:.BF43];&quot;r&quot;)" office:value-type="float" office:value="3" calcext:value-type="float">
            <text:p>3</text:p>
          </table:table-cell>
          <table:table-cell table:style-name="ce3"/>
          <table:table-cell table:style-name="ce6" table:formula="of:=COUNTIF([.BH3:.BH43];&quot;r&quot;)" office:value-type="float" office:value="25" calcext:value-type="float">
            <text:p>25</text:p>
          </table:table-cell>
          <table:table-cell table:style-name="ce3"/>
          <table:table-cell table:style-name="ce6" table:formula="of:=COUNTIF([.BJ3:.BJ43];&quot;r&quot;)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egular</text:p>
          </table:table-cell>
          <table:table-cell office:value-type="string" calcext:value-type="string">
            <text:p>r</text:p>
          </table:table-cell>
          <table:table-cell table:style-name="ce6"/>
        </table:table-row>
        <table:table-row table:style-name="ro4">
          <table:table-cell table:style-name="ce3"/>
          <table:table-cell table:style-name="ce7" table:formula="of:=10-([.B$45]*[.$A$45]+[.B$46]*[.$A$46])" office:value-type="float" office:value="2.07317073170732" calcext:value-type="float">
            <text:p>2,07317073170732</text:p>
          </table:table-cell>
          <table:table-cell table:style-name="ce7" table:formula="of:=[.B47]" office:value-type="float" office:value="2.07317073170732" calcext:value-type="float">
            <text:p>2,07317073170732</text:p>
          </table:table-cell>
          <table:table-cell table:style-name="ce7" table:formula="of:=10-([.D$45]*[.$A$45]+[.D$46]*[.$A$46])" office:value-type="float" office:value="8.98373983739837" calcext:value-type="float">
            <text:p>8,98373983739837</text:p>
          </table:table-cell>
          <table:table-cell table:style-name="ce7" table:formula="of:=[.D47]" office:value-type="float" office:value="8.98373983739837" calcext:value-type="float">
            <text:p>8,98373983739837</text:p>
          </table:table-cell>
          <table:table-cell table:style-name="ce7" table:formula="of:=10-([.F$45]*[.$A$45]+[.F$46]*[.$A$46])" office:value-type="float" office:value="8.98373983739837" calcext:value-type="float">
            <text:p>8,98373983739837</text:p>
          </table:table-cell>
          <table:table-cell table:style-name="ce7" table:formula="of:=[.F47]" office:value-type="float" office:value="8.98373983739837" calcext:value-type="float">
            <text:p>8,98373983739837</text:p>
          </table:table-cell>
          <table:table-cell table:style-name="ce7" table:formula="of:=10-([.H$45]*[.$A$45]+[.H$46]*[.$A$46])" office:value-type="float" office:value="4.10569105691057" calcext:value-type="float">
            <text:p>4,10569105691057</text:p>
          </table:table-cell>
          <table:table-cell table:style-name="ce7" table:formula="of:=[.H47]" office:value-type="float" office:value="4.10569105691057" calcext:value-type="float">
            <text:p>4,10569105691057</text:p>
          </table:table-cell>
          <table:table-cell table:style-name="ce7" table:formula="of:=10-([.J$45]*[.$A$45]+[.J$46]*[.$A$46])" office:value-type="float" office:value="5.32520325203252" calcext:value-type="float">
            <text:p>5,32520325203252</text:p>
          </table:table-cell>
          <table:table-cell table:style-name="ce7" table:formula="of:=[.J47]" office:value-type="float" office:value="5.32520325203252" calcext:value-type="float">
            <text:p>5,32520325203252</text:p>
          </table:table-cell>
          <table:table-cell table:style-name="ce7" table:formula="of:=10-([.L$45]*[.$A$45]+[.L$46]*[.$A$46])" office:value-type="float" office:value="7.5609756097561" calcext:value-type="float">
            <text:p>7,5609756097561</text:p>
          </table:table-cell>
          <table:table-cell table:style-name="ce7" table:formula="of:=[.L47]" office:value-type="float" office:value="7.5609756097561" calcext:value-type="float">
            <text:p>7,5609756097561</text:p>
          </table:table-cell>
          <table:table-cell table:style-name="ce7" table:formula="of:=10-([.N$45]*[.$A$45]+[.N$46]*[.$A$46])" office:value-type="float" office:value="7.5609756097561" calcext:value-type="float">
            <text:p>7,5609756097561</text:p>
          </table:table-cell>
          <table:table-cell table:style-name="ce7" table:formula="of:=[.N47]" office:value-type="float" office:value="7.5609756097561" calcext:value-type="float">
            <text:p>7,5609756097561</text:p>
          </table:table-cell>
          <table:table-cell table:style-name="ce7" table:formula="of:=10-([.P$45]*[.$A$45]+[.P$46]*[.$A$46])" office:value-type="float" office:value="8.98373983739837" calcext:value-type="float">
            <text:p>8,98373983739837</text:p>
          </table:table-cell>
          <table:table-cell table:style-name="ce7" table:formula="of:=[.P47]" office:value-type="float" office:value="8.98373983739837" calcext:value-type="float">
            <text:p>8,98373983739837</text:p>
          </table:table-cell>
          <table:table-cell table:style-name="ce7" table:formula="of:=10-([.R$45]*[.$A$45]+[.R$46]*[.$A$46])" office:value-type="float" office:value="6.34146341463415" calcext:value-type="float">
            <text:p>6,34146341463415</text:p>
          </table:table-cell>
          <table:table-cell table:style-name="ce7" table:formula="of:=[.R47]" office:value-type="float" office:value="6.34146341463415" calcext:value-type="float">
            <text:p>6,34146341463415</text:p>
          </table:table-cell>
          <table:table-cell table:style-name="ce7" table:formula="of:=10-([.T$45]*[.$A$45]+[.T$46]*[.$A$46])" office:value-type="float" office:value="5.52845528455285" calcext:value-type="float">
            <text:p>5,52845528455285</text:p>
          </table:table-cell>
          <table:table-cell table:style-name="ce7" table:formula="of:=[.T47]" office:value-type="float" office:value="5.52845528455285" calcext:value-type="float">
            <text:p>5,52845528455285</text:p>
          </table:table-cell>
          <table:table-cell table:style-name="ce7" table:formula="of:=10-([.V$45]*[.$A$45]+[.V$46]*[.$A$46])" office:value-type="float" office:value="6.34146341463415" calcext:value-type="float">
            <text:p>6,34146341463415</text:p>
          </table:table-cell>
          <table:table-cell table:style-name="ce7" table:formula="of:=[.V47]" office:value-type="float" office:value="6.34146341463415" calcext:value-type="float">
            <text:p>6,34146341463415</text:p>
          </table:table-cell>
          <table:table-cell table:style-name="ce7" table:formula="of:=10-([.X$45]*[.$A$45]+[.X$46]*[.$A$46])" office:value-type="float" office:value="6.13821138211382" calcext:value-type="float">
            <text:p>6,13821138211382</text:p>
          </table:table-cell>
          <table:table-cell table:style-name="ce7" table:formula="of:=[.X47]" office:value-type="float" office:value="6.13821138211382" calcext:value-type="float">
            <text:p>6,13821138211382</text:p>
          </table:table-cell>
          <table:table-cell table:style-name="ce7" table:formula="of:=10-([.Z$45]*[.$A$45]+[.Z$46]*[.$A$46])" office:value-type="float" office:value="3.90243902439024" calcext:value-type="float">
            <text:p>3,90243902439024</text:p>
          </table:table-cell>
          <table:table-cell table:style-name="ce7" table:formula="of:=[.Z47]" office:value-type="float" office:value="3.90243902439024" calcext:value-type="float">
            <text:p>3,90243902439024</text:p>
          </table:table-cell>
          <table:table-cell table:style-name="ce7" table:formula="of:=10-([.AB$45]*[.$A$45]+[.AB$46]*[.$A$46])" office:value-type="float" office:value="-0.162601626016251" calcext:value-type="float">
            <text:p>-0,162601626016251</text:p>
          </table:table-cell>
          <table:table-cell table:style-name="ce7" table:formula="of:=[.AB47]" office:value-type="float" office:value="-0.162601626016251" calcext:value-type="float">
            <text:p>-0,162601626016251</text:p>
          </table:table-cell>
          <table:table-cell table:style-name="ce7" table:formula="of:=10-([.AD$45]*[.$A$45]+[.AD$46]*[.$A$46])" office:value-type="float" office:value="6.54471544715448" calcext:value-type="float">
            <text:p>6,54471544715448</text:p>
          </table:table-cell>
          <table:table-cell table:style-name="ce7" table:formula="of:=[.AD47]" office:value-type="float" office:value="6.54471544715448" calcext:value-type="float">
            <text:p>6,54471544715448</text:p>
          </table:table-cell>
          <table:table-cell table:style-name="ce7" table:formula="of:=10-([.AF$45]*[.$A$45]+[.AF$46]*[.$A$46])" office:value-type="float" office:value="7.15447154471545" calcext:value-type="float">
            <text:p>7,15447154471545</text:p>
          </table:table-cell>
          <table:table-cell table:style-name="ce7" table:formula="of:=[.AF47]" office:value-type="float" office:value="7.15447154471545" calcext:value-type="float">
            <text:p>7,15447154471545</text:p>
          </table:table-cell>
          <table:table-cell table:style-name="ce7" table:formula="of:=10-([.AH$45]*[.$A$45]+[.AH$46]*[.$A$46])" office:value-type="float" office:value="-0.162601626016251" calcext:value-type="float">
            <text:p>-0,162601626016251</text:p>
          </table:table-cell>
          <table:table-cell table:style-name="ce7" table:formula="of:=[.AH47]" office:value-type="float" office:value="-0.162601626016251" calcext:value-type="float">
            <text:p>-0,162601626016251</text:p>
          </table:table-cell>
          <table:table-cell table:style-name="ce7" table:formula="of:=10-([.AJ$45]*[.$A$45]+[.AJ$46]*[.$A$46])" office:value-type="float" office:value="-0.162601626016251" calcext:value-type="float">
            <text:p>-0,162601626016251</text:p>
          </table:table-cell>
          <table:table-cell table:style-name="ce7" table:formula="of:=[.AJ47]" office:value-type="float" office:value="-0.162601626016251" calcext:value-type="float">
            <text:p>-0,162601626016251</text:p>
          </table:table-cell>
          <table:table-cell table:style-name="ce7" table:formula="of:=10-([.AL$45]*[.$A$45]+[.AL$46]*[.$A$46])" office:value-type="float" office:value="4.10569105691058" calcext:value-type="float">
            <text:p>4,10569105691058</text:p>
          </table:table-cell>
          <table:table-cell table:style-name="ce7" table:formula="of:=[.AL47]" office:value-type="float" office:value="4.10569105691058" calcext:value-type="float">
            <text:p>4,10569105691058</text:p>
          </table:table-cell>
          <table:table-cell table:style-name="ce7" table:formula="of:=10-([.AN$45]*[.$A$45]+[.AN$46]*[.$A$46])" office:value-type="float" office:value="1.0569105691057" calcext:value-type="float">
            <text:p>1,0569105691057</text:p>
          </table:table-cell>
          <table:table-cell table:style-name="ce7" table:formula="of:=[.AN47]" office:value-type="float" office:value="1.0569105691057" calcext:value-type="float">
            <text:p>1,0569105691057</text:p>
          </table:table-cell>
          <table:table-cell table:style-name="ce7" table:formula="of:=10-([.AP$45]*[.$A$45]+[.AP$46]*[.$A$46])" office:value-type="float" office:value="1.0569105691057" calcext:value-type="float">
            <text:p>1,0569105691057</text:p>
          </table:table-cell>
          <table:table-cell table:style-name="ce7" table:formula="of:=[.AP47]" office:value-type="float" office:value="1.0569105691057" calcext:value-type="float">
            <text:p>1,0569105691057</text:p>
          </table:table-cell>
          <table:table-cell table:style-name="ce7" table:formula="of:=10-([.AR$45]*[.$A$45]+[.AR$46]*[.$A$46])" office:value-type="float" office:value="1.0569105691057" calcext:value-type="float">
            <text:p>1,0569105691057</text:p>
          </table:table-cell>
          <table:table-cell table:style-name="ce7" table:formula="of:=[.AR47]" office:value-type="float" office:value="1.0569105691057" calcext:value-type="float">
            <text:p>1,0569105691057</text:p>
          </table:table-cell>
          <table:table-cell table:style-name="ce7" table:formula="of:=10-([.AT$45]*[.$A$45]+[.AT$46]*[.$A$46])" office:value-type="float" office:value="6.54471544715448" calcext:value-type="float">
            <text:p>6,54471544715448</text:p>
          </table:table-cell>
          <table:table-cell table:style-name="ce7" table:formula="of:=[.AT47]" office:value-type="float" office:value="6.54471544715448" calcext:value-type="float">
            <text:p>6,54471544715448</text:p>
          </table:table-cell>
          <table:table-cell table:style-name="ce7" table:formula="of:=10-([.AV$45]*[.$A$45]+[.AV$46]*[.$A$46])" office:value-type="float" office:value="0.243902439024399" calcext:value-type="float">
            <text:p>0,243902439024399</text:p>
          </table:table-cell>
          <table:table-cell table:style-name="ce7" table:formula="of:=[.AV47]" office:value-type="float" office:value="0.243902439024399" calcext:value-type="float">
            <text:p>0,243902439024399</text:p>
          </table:table-cell>
          <table:table-cell table:style-name="ce7" table:formula="of:=10-([.AX$45]*[.$A$45]+[.AX$46]*[.$A$46])" office:value-type="float" office:value="6.7479674796748" calcext:value-type="float">
            <text:p>6,7479674796748</text:p>
          </table:table-cell>
          <table:table-cell table:style-name="ce7" table:formula="of:=[.AX47]" office:value-type="float" office:value="6.7479674796748" calcext:value-type="float">
            <text:p>6,7479674796748</text:p>
          </table:table-cell>
          <table:table-cell table:style-name="ce7" table:formula="of:=10-([.AZ$45]*[.$A$45]+[.AZ$46]*[.$A$46])" office:value-type="float" office:value="-0.162601626016251" calcext:value-type="float">
            <text:p>-0,162601626016251</text:p>
          </table:table-cell>
          <table:table-cell table:style-name="ce7" table:formula="of:=[.AZ47]" office:value-type="float" office:value="-0.162601626016251" calcext:value-type="float">
            <text:p>-0,162601626016251</text:p>
          </table:table-cell>
          <table:table-cell table:style-name="ce7" table:formula="of:=10-([.BB$45]*[.$A$45]+[.BB$46]*[.$A$46])" office:value-type="float" office:value="1.0569105691057" calcext:value-type="float">
            <text:p>1,0569105691057</text:p>
          </table:table-cell>
          <table:table-cell table:style-name="ce7" table:formula="of:=[.BB47]" office:value-type="float" office:value="1.0569105691057" calcext:value-type="float">
            <text:p>1,0569105691057</text:p>
          </table:table-cell>
          <table:table-cell table:style-name="ce7" table:formula="of:=10-([.BD$45]*[.$A$45]+[.BD$46]*[.$A$46])" office:value-type="float" office:value="2.88617886178862" calcext:value-type="float">
            <text:p>2,88617886178862</text:p>
          </table:table-cell>
          <table:table-cell table:style-name="ce7" table:formula="of:=[.BD47]" office:value-type="float" office:value="2.88617886178862" calcext:value-type="float">
            <text:p>2,88617886178862</text:p>
          </table:table-cell>
          <table:table-cell table:style-name="ce7" table:formula="of:=10-([.BF$45]*[.$A$45]+[.BF$46]*[.$A$46])" office:value-type="float" office:value="5.32520325203253" calcext:value-type="float">
            <text:p>5,32520325203253</text:p>
          </table:table-cell>
          <table:table-cell table:style-name="ce7" table:formula="of:=[.BF47]" office:value-type="float" office:value="5.32520325203253" calcext:value-type="float">
            <text:p>5,32520325203253</text:p>
          </table:table-cell>
          <table:table-cell table:style-name="ce7" table:formula="of:=10-([.BH$45]*[.$A$45]+[.BH$46]*[.$A$46])" office:value-type="float" office:value="4.91869918699187" calcext:value-type="float">
            <text:p>4,91869918699187</text:p>
          </table:table-cell>
          <table:table-cell table:style-name="ce7" table:formula="of:=[.BH47]" office:value-type="float" office:value="4.91869918699187" calcext:value-type="float">
            <text:p>4,91869918699187</text:p>
          </table:table-cell>
          <table:table-cell table:style-name="ce7" table:formula="of:=10-([.BJ$45]*[.$A$45]+[.BJ$46]*[.$A$46])" office:value-type="float" office:value="4.71544715447155" calcext:value-type="float">
            <text:p>4,71544715447155</text:p>
          </table:table-cell>
          <table:table-cell table:style-name="ce7" table:formula="of:=[.BJ47]" office:value-type="float" office:value="4.71544715447155" calcext:value-type="float">
            <text:p>4,71544715447155</text:p>
          </table:table-cell>
          <table:table-cell table:number-columns-repeated="2"/>
          <table:table-cell table:style-name="ce7"/>
        </table:table-row>
        <table:table-row table:style-name="ro3" table:number-rows-repeated="2">
          <table:table-cell table:number-columns-repeated="66"/>
        </table:table-row>
        <table:table-row table:style-name="ro3">
          <table:table-cell office:value-type="string" calcext:value-type="string">
            <text:p>Apartados y subapart.</text:p>
          </table:table-cell>
          <table:table-cell/>
          <table:table-cell office:value-type="string" calcext:value-type="string">
            <text:p>Apartados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/>
          <table:table-cell table:formula="of:=COUNT([.A2:.A42])" office:value-type="float" office:value="41" calcext:value-type="float">
            <text:p>4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orrecto 70% (mal 30%)</text:p>
          </table:table-cell>
          <table:table-cell table:number-columns-repeated="2"/>
          <table:table-cell table:style-name="ce15"/>
          <table:table-cell table:style-name="ce15" table:formula="of:=[.E50]*0.3" office:value-type="float" office:value="12.3" calcext:value-type="float">
            <text:p>12</text:p>
          </table:table-cell>
          <table:table-cell table:number-columns-repeated="61"/>
        </table:table-row>
        <table:table-row table:style-name="ro3">
          <table:table-cell table:number-columns-repeated="4"/>
          <table:table-cell table:style-name="ce8" table:formula="of:=5/[.E51]" office:value-type="float" office:value="0.40650406504065" calcext:value-type="float">
            <text:p>0,40650406504065</text:p>
          </table:table-cell>
          <table:table-cell table:number-columns-repeated="61"/>
        </table:table-row>
        <table:table-row table:style-name="ro3">
          <table:table-cell table:number-columns-repeated="66"/>
        </table:table-row>
        <table:table-row table:style-name="ro5" table:number-rows-repeated="3">
          <table:table-cell table:number-columns-repeated="2"/>
          <table:table-cell table:style-name="ce17"/>
          <table:table-cell table:number-columns-repeated="63"/>
        </table:table-row>
        <table:table-row table:style-name="ro3">
          <table:table-cell table:number-columns-repeated="2"/>
          <table:table-cell table:style-name="ce19" office:value-type="string" calcext:value-type="string">
            <text:p>Balsera López, Paula</text:p>
          </table:table-cell>
          <table:table-cell table:number-columns-repeated="2"/>
          <table:table-cell table:formula="of:=[.B47]" office:value-type="float" office:value="2.07317073170732" calcext:value-type="float">
            <text:p>2,07317073170732</text:p>
          </table:table-cell>
          <table:table-cell table:formula="of:=[.F57]" office:value-type="float" office:value="2.07317073170732" calcext:value-type="float">
            <text:p>2,07317073170732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Bernal Sánchez, Pablo</text:p>
          </table:table-cell>
          <table:table-cell table:number-columns-repeated="2"/>
          <table:table-cell table:formula="of:=[.D47]" office:value-type="float" office:value="8.98373983739837" calcext:value-type="float">
            <text:p>8,98373983739837</text:p>
          </table:table-cell>
          <table:table-cell table:formula="of:=[.F58]" office:value-type="float" office:value="8.98373983739837" calcext:value-type="float">
            <text:p>8,9837398373983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Blázquez Caraballo, Alberto Mi.</text:p>
          </table:table-cell>
          <table:table-cell table:number-columns-repeated="2"/>
          <table:table-cell table:formula="of:=[.F47]" office:value-type="float" office:value="8.98373983739837" calcext:value-type="float">
            <text:p>8,98373983739837</text:p>
          </table:table-cell>
          <table:table-cell table:formula="of:=[.F59]" office:value-type="float" office:value="8.98373983739837" calcext:value-type="float">
            <text:p>8,9837398373983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Calvo Puerto, Carlos</text:p>
          </table:table-cell>
          <table:table-cell table:number-columns-repeated="2"/>
          <table:table-cell table:formula="of:=[.H47]" office:value-type="float" office:value="4.10569105691057" calcext:value-type="float">
            <text:p>4,10569105691057</text:p>
          </table:table-cell>
          <table:table-cell table:formula="of:=[.F60]" office:value-type="float" office:value="4.10569105691057" calcext:value-type="float">
            <text:p>4,1056910569105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Caro Verde, Alejandro</text:p>
          </table:table-cell>
          <table:table-cell table:number-columns-repeated="2"/>
          <table:table-cell table:formula="of:=[.J47]" office:value-type="float" office:value="5.32520325203252" calcext:value-type="float">
            <text:p>5,32520325203252</text:p>
          </table:table-cell>
          <table:table-cell table:formula="of:=[.F61]" office:value-type="float" office:value="5.32520325203252" calcext:value-type="float">
            <text:p>5,32520325203252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Dasí Rey, Sergio</text:p>
          </table:table-cell>
          <table:table-cell table:number-columns-repeated="2"/>
          <table:table-cell table:style-name="ce15" table:formula="of:=[.L47]" office:value-type="float" office:value="7.5609756097561" calcext:value-type="float">
            <text:p>8</text:p>
          </table:table-cell>
          <table:table-cell table:style-name="ce21" table:formula="of:=[.F62]" office:value-type="float" office:value="7.5609756097561" calcext:value-type="float">
            <text:p>8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Díaz Barrios, Álvaro Jesús</text:p>
          </table:table-cell>
          <table:table-cell table:number-columns-repeated="2"/>
          <table:table-cell table:formula="of:=[.N47]" office:value-type="float" office:value="7.5609756097561" calcext:value-type="float">
            <text:p>7,5609756097561</text:p>
          </table:table-cell>
          <table:table-cell table:formula="of:=[.F63]" office:value-type="float" office:value="7.5609756097561" calcext:value-type="float">
            <text:p>7,5609756097561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Fernández Núñez, Juan José</text:p>
          </table:table-cell>
          <table:table-cell table:number-columns-repeated="2"/>
          <table:table-cell table:formula="of:=[.P47]" office:value-type="float" office:value="8.98373983739837" calcext:value-type="float">
            <text:p>8,98373983739837</text:p>
          </table:table-cell>
          <table:table-cell table:formula="of:=[.F64]" office:value-type="float" office:value="8.98373983739837" calcext:value-type="float">
            <text:p>8,9837398373983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Fernández Vizcaíno, José Ma</text:p>
          </table:table-cell>
          <table:table-cell table:number-columns-repeated="2"/>
          <table:table-cell table:formula="of:=[.R47]" office:value-type="float" office:value="6.34146341463415" calcext:value-type="float">
            <text:p>6,34146341463415</text:p>
          </table:table-cell>
          <table:table-cell table:formula="of:=[.F65]" office:value-type="float" office:value="6.34146341463415" calcext:value-type="float">
            <text:p>6,3414634146341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Hernández Domínguez, Juan Fra</text:p>
          </table:table-cell>
          <table:table-cell table:number-columns-repeated="2"/>
          <table:table-cell table:formula="of:=[.T47]" office:value-type="float" office:value="5.52845528455285" calcext:value-type="float">
            <text:p>5,52845528455285</text:p>
          </table:table-cell>
          <table:table-cell table:formula="of:=[.F66]" office:value-type="float" office:value="5.52845528455285" calcext:value-type="float">
            <text:p>5,5284552845528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Hidalgo Olivera, Alberto</text:p>
          </table:table-cell>
          <table:table-cell table:number-columns-repeated="2"/>
          <table:table-cell table:formula="of:=[.V47]" office:value-type="float" office:value="6.34146341463415" calcext:value-type="float">
            <text:p>6,34146341463415</text:p>
          </table:table-cell>
          <table:table-cell table:formula="of:=[.F67]" office:value-type="float" office:value="6.34146341463415" calcext:value-type="float">
            <text:p>6,3414634146341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Martín Márquez, José Antonio</text:p>
          </table:table-cell>
          <table:table-cell table:number-columns-repeated="2"/>
          <table:table-cell table:formula="of:=[.X47]" office:value-type="float" office:value="6.13821138211382" calcext:value-type="float">
            <text:p>6,13821138211382</text:p>
          </table:table-cell>
          <table:table-cell table:formula="of:=[.F68]" office:value-type="float" office:value="6.13821138211382" calcext:value-type="float">
            <text:p>6,13821138211382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Martín Méndez, Rubén</text:p>
          </table:table-cell>
          <table:table-cell table:number-columns-repeated="2"/>
          <table:table-cell table:formula="of:=[.Z47]" office:value-type="float" office:value="3.90243902439024" calcext:value-type="float">
            <text:p>3,90243902439024</text:p>
          </table:table-cell>
          <table:table-cell table:formula="of:=[.F69]" office:value-type="float" office:value="3.90243902439024" calcext:value-type="float">
            <text:p>3,90243902439024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Martín Moñino, Alejandro</text:p>
          </table:table-cell>
          <table:table-cell table:number-columns-repeated="2"/>
          <table:table-cell table:formula="of:=[.AB47]" office:value-type="float" office:value="-0.162601626016251" calcext:value-type="float">
            <text:p>-0,162601626016251</text:p>
          </table:table-cell>
          <table:table-cell table:formula="of:=[.F70]" office:value-type="float" office:value="-0.162601626016251" calcext:value-type="float">
            <text:p>-0,162601626016251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Martín Pérez de León, Daniel</text:p>
          </table:table-cell>
          <table:table-cell table:number-columns-repeated="2"/>
          <table:table-cell table:formula="of:=[.AD47]" office:value-type="float" office:value="6.54471544715448" calcext:value-type="float">
            <text:p>6,54471544715448</text:p>
          </table:table-cell>
          <table:table-cell table:formula="of:=[.F71]" office:value-type="float" office:value="6.54471544715448" calcext:value-type="float">
            <text:p>6,54471544715448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Martín Serrano, Rafael</text:p>
          </table:table-cell>
          <table:table-cell table:number-columns-repeated="2"/>
          <table:table-cell table:style-name="Default" table:formula="of:=[.AF47]" office:value-type="float" office:value="7.15447154471545" calcext:value-type="float">
            <text:p>7,15447154471545</text:p>
          </table:table-cell>
          <table:table-cell table:formula="of:=[.F72]" office:value-type="float" office:value="7.15447154471545" calcext:value-type="float">
            <text:p>7,1544715447154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Martínez de Carvajal De An, Ign</text:p>
          </table:table-cell>
          <table:table-cell table:number-columns-repeated="2"/>
          <table:table-cell table:formula="of:=[.AH47]" office:value-type="float" office:value="-0.162601626016251" calcext:value-type="float">
            <text:p>-0,162601626016251</text:p>
          </table:table-cell>
          <table:table-cell table:formula="of:=[.F73]" office:value-type="float" office:value="-0.162601626016251" calcext:value-type="float">
            <text:p>-0,162601626016251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Martínez Martínez, Fran Javier</text:p>
          </table:table-cell>
          <table:table-cell table:number-columns-repeated="2"/>
          <table:table-cell table:formula="of:=[.AJ47]" office:value-type="float" office:value="-0.162601626016251" calcext:value-type="float">
            <text:p>-0,162601626016251</text:p>
          </table:table-cell>
          <table:table-cell table:formula="of:=[.F74]" office:value-type="float" office:value="-0.162601626016251" calcext:value-type="float">
            <text:p>-0,162601626016251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Ojeda Villanueva, Iván</text:p>
          </table:table-cell>
          <table:table-cell table:number-columns-repeated="2"/>
          <table:table-cell table:formula="of:=[.AL47]" office:value-type="float" office:value="4.10569105691058" calcext:value-type="float">
            <text:p>4,10569105691058</text:p>
          </table:table-cell>
          <table:table-cell table:formula="of:=[.F75]" office:value-type="float" office:value="4.10569105691058" calcext:value-type="float">
            <text:p>4,10569105691058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Pérez Martín, Fátima de los Áng</text:p>
          </table:table-cell>
          <table:table-cell table:number-columns-repeated="2"/>
          <table:table-cell table:formula="of:=[.AN47]" office:value-type="float" office:value="1.0569105691057" calcext:value-type="float">
            <text:p>1,0569105691057</text:p>
          </table:table-cell>
          <table:table-cell table:formula="of:=[.F76]" office:value-type="float" office:value="1.0569105691057" calcext:value-type="float">
            <text:p>1,056910569105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Pernas Ruiz, Guillermo</text:p>
          </table:table-cell>
          <table:table-cell table:number-columns-repeated="2"/>
          <table:table-cell table:formula="of:=[.AP47]" office:value-type="float" office:value="1.0569105691057" calcext:value-type="float">
            <text:p>1,0569105691057</text:p>
          </table:table-cell>
          <table:table-cell table:formula="of:=[.F77]" office:value-type="float" office:value="1.0569105691057" calcext:value-type="float">
            <text:p>1,056910569105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Puertas Rodríguez, Pedro</text:p>
          </table:table-cell>
          <table:table-cell table:number-columns-repeated="2"/>
          <table:table-cell table:formula="of:=[.AR47]" office:value-type="float" office:value="1.0569105691057" calcext:value-type="float">
            <text:p>1,0569105691057</text:p>
          </table:table-cell>
          <table:table-cell table:formula="of:=[.F78]" office:value-type="float" office:value="1.0569105691057" calcext:value-type="float">
            <text:p>1,056910569105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Rebollar Márquez, Antonio Man</text:p>
          </table:table-cell>
          <table:table-cell table:number-columns-repeated="2"/>
          <table:table-cell table:formula="of:=[.AT47]" office:value-type="float" office:value="6.54471544715448" calcext:value-type="float">
            <text:p>6,54471544715448</text:p>
          </table:table-cell>
          <table:table-cell table:formula="of:=[.F79]" office:value-type="float" office:value="6.54471544715448" calcext:value-type="float">
            <text:p>6,54471544715448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Rueda Bautista, Inmaculada Co</text:p>
          </table:table-cell>
          <table:table-cell table:number-columns-repeated="2"/>
          <table:table-cell table:formula="of:=[.AV47]" office:value-type="float" office:value="0.243902439024399" calcext:value-type="float">
            <text:p>0,243902439024399</text:p>
          </table:table-cell>
          <table:table-cell table:formula="of:=[.F80]" office:value-type="float" office:value="0.243902439024399" calcext:value-type="float">
            <text:p>0,243902439024399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Tobaruela Ruiz, Antonio Jesús</text:p>
          </table:table-cell>
          <table:table-cell table:number-columns-repeated="2"/>
          <table:table-cell table:formula="of:=[.AX47]" office:value-type="float" office:value="6.7479674796748" calcext:value-type="float">
            <text:p>6,7479674796748</text:p>
          </table:table-cell>
          <table:table-cell table:formula="of:=[.F81]" office:value-type="float" office:value="6.7479674796748" calcext:value-type="float">
            <text:p>6,7479674796748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2" office:value-type="string" calcext:value-type="string">
            <text:p>Villanueva Martín, Alejandro</text:p>
          </table:table-cell>
          <table:table-cell table:number-columns-repeated="2"/>
          <table:table-cell table:formula="of:=[.AZ47]" office:value-type="float" office:value="-0.162601626016251" calcext:value-type="float">
            <text:p>-0,162601626016251</text:p>
          </table:table-cell>
          <table:table-cell table:formula="of:=[.F82]" office:value-type="float" office:value="-0.162601626016251" calcext:value-type="float">
            <text:p>-0,162601626016251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Alkhoury Gaviño, Jorge Elías</text:p>
          </table:table-cell>
          <table:table-cell table:number-columns-repeated="2"/>
          <table:table-cell table:formula="of:=[.BB47]" office:value-type="float" office:value="1.0569105691057" calcext:value-type="float">
            <text:p>1,0569105691057</text:p>
          </table:table-cell>
          <table:table-cell table:formula="of:=[.F83]" office:value-type="float" office:value="1.0569105691057" calcext:value-type="float">
            <text:p>1,056910569105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Sánchez González, Andrés Jes</text:p>
          </table:table-cell>
          <table:table-cell table:number-columns-repeated="2"/>
          <table:table-cell table:formula="of:=[.BD47]" office:value-type="float" office:value="2.88617886178862" calcext:value-type="float">
            <text:p>2,88617886178862</text:p>
          </table:table-cell>
          <table:table-cell table:formula="of:=[.F84]" office:value-type="float" office:value="2.88617886178862" calcext:value-type="float">
            <text:p>2,88617886178862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9" office:value-type="string" calcext:value-type="string">
            <text:p>Solá Pérez, Samuel</text:p>
          </table:table-cell>
          <table:table-cell table:number-columns-repeated="2"/>
          <table:table-cell table:formula="of:=[.BF47]" office:value-type="float" office:value="5.32520325203253" calcext:value-type="float">
            <text:p>5,32520325203253</text:p>
          </table:table-cell>
          <table:table-cell table:formula="of:=[.F85]" office:value-type="float" office:value="5.32520325203253" calcext:value-type="float">
            <text:p>5,32520325203253</text:p>
          </table:table-cell>
          <table:table-cell table:number-columns-repeated="59"/>
        </table:table-row>
        <table:table-row table:style-name="ro3" table:number-rows-repeated="1048490">
          <table:table-cell table:number-columns-repeated="66"/>
        </table:table-row>
        <table:table-row table:style-name="ro3">
          <table:table-cell table:number-columns-repeated="66"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 office:value-type="float" office:value="2.07317073170732" calcext:value-type="float">
            <text:p>2,07317073170732</text:p>
          </table:table-cell>
        </table:table-row>
        <table:table-row table:style-name="ro3">
          <table:table-cell office:value-type="float" office:value="2.07317073170732" calcext:value-type="float">
            <text:p>2,07317073170732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4.10569105691057" calcext:value-type="float">
            <text:p>4,10569105691057</text:p>
          </table:table-cell>
        </table:table-row>
        <table:table-row table:style-name="ro3">
          <table:table-cell office:value-type="float" office:value="4.10569105691057" calcext:value-type="float">
            <text:p>4,10569105691057</text:p>
          </table:table-cell>
        </table:table-row>
        <table:table-row table:style-name="ro3">
          <table:table-cell office:value-type="float" office:value="5.32520325203252" calcext:value-type="float">
            <text:p>5,32520325203252</text:p>
          </table:table-cell>
        </table:table-row>
        <table:table-row table:style-name="ro3">
          <table:table-cell office:value-type="float" office:value="5.32520325203252" calcext:value-type="float">
            <text:p>5,32520325203252</text:p>
          </table:table-cell>
        </table:table-row>
        <table:table-row table:style-name="ro3">
          <table:table-cell office:value-type="float" office:value="7.5609756097561" calcext:value-type="float">
            <text:p>7,5609756097561</text:p>
          </table:table-cell>
        </table:table-row>
        <table:table-row table:style-name="ro3">
          <table:table-cell office:value-type="float" office:value="7.5609756097561" calcext:value-type="float">
            <text:p>7,5609756097561</text:p>
          </table:table-cell>
        </table:table-row>
        <table:table-row table:style-name="ro3">
          <table:table-cell office:value-type="float" office:value="7.5609756097561" calcext:value-type="float">
            <text:p>7,5609756097561</text:p>
          </table:table-cell>
        </table:table-row>
        <table:table-row table:style-name="ro3">
          <table:table-cell office:value-type="float" office:value="7.5609756097561" calcext:value-type="float">
            <text:p>7,5609756097561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8.98373983739837" calcext:value-type="float">
            <text:p>8,98373983739837</text:p>
          </table:table-cell>
        </table:table-row>
        <table:table-row table:style-name="ro3">
          <table:table-cell office:value-type="float" office:value="6.34146341463415" calcext:value-type="float">
            <text:p>6,34146341463415</text:p>
          </table:table-cell>
        </table:table-row>
        <table:table-row table:style-name="ro3">
          <table:table-cell office:value-type="float" office:value="6.34146341463415" calcext:value-type="float">
            <text:p>6,34146341463415</text:p>
          </table:table-cell>
        </table:table-row>
        <table:table-row table:style-name="ro3">
          <table:table-cell office:value-type="float" office:value="5.52845528455285" calcext:value-type="float">
            <text:p>5,52845528455285</text:p>
          </table:table-cell>
        </table:table-row>
        <table:table-row table:style-name="ro3">
          <table:table-cell office:value-type="float" office:value="5.52845528455285" calcext:value-type="float">
            <text:p>5,52845528455285</text:p>
          </table:table-cell>
        </table:table-row>
        <table:table-row table:style-name="ro3">
          <table:table-cell office:value-type="float" office:value="6.34146341463415" calcext:value-type="float">
            <text:p>6,34146341463415</text:p>
          </table:table-cell>
        </table:table-row>
        <table:table-row table:style-name="ro3">
          <table:table-cell office:value-type="float" office:value="6.34146341463415" calcext:value-type="float">
            <text:p>6,34146341463415</text:p>
          </table:table-cell>
        </table:table-row>
        <table:table-row table:style-name="ro3">
          <table:table-cell office:value-type="float" office:value="6.13821138211382" calcext:value-type="float">
            <text:p>6,13821138211382</text:p>
          </table:table-cell>
        </table:table-row>
        <table:table-row table:style-name="ro3">
          <table:table-cell office:value-type="float" office:value="6.13821138211382" calcext:value-type="float">
            <text:p>6,13821138211382</text:p>
          </table:table-cell>
        </table:table-row>
        <table:table-row table:style-name="ro3">
          <table:table-cell office:value-type="float" office:value="3.90243902439024" calcext:value-type="float">
            <text:p>3,90243902439024</text:p>
          </table:table-cell>
        </table:table-row>
        <table:table-row table:style-name="ro3">
          <table:table-cell office:value-type="float" office:value="3.90243902439024" calcext:value-type="float">
            <text:p>3,90243902439024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6.54471544715448" calcext:value-type="float">
            <text:p>6,54471544715448</text:p>
          </table:table-cell>
        </table:table-row>
        <table:table-row table:style-name="ro3">
          <table:table-cell office:value-type="float" office:value="6.54471544715448" calcext:value-type="float">
            <text:p>6,54471544715448</text:p>
          </table:table-cell>
        </table:table-row>
        <table:table-row table:style-name="ro3">
          <table:table-cell office:value-type="float" office:value="7.15447154471545" calcext:value-type="float">
            <text:p>7,15447154471545</text:p>
          </table:table-cell>
        </table:table-row>
        <table:table-row table:style-name="ro3">
          <table:table-cell office:value-type="float" office:value="7.15447154471545" calcext:value-type="float">
            <text:p>7,15447154471545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4.10569105691058" calcext:value-type="float">
            <text:p>4,10569105691058</text:p>
          </table:table-cell>
        </table:table-row>
        <table:table-row table:style-name="ro3">
          <table:table-cell office:value-type="float" office:value="4.10569105691058" calcext:value-type="float">
            <text:p>4,10569105691058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6.54471544715448" calcext:value-type="float">
            <text:p>6,54471544715448</text:p>
          </table:table-cell>
        </table:table-row>
        <table:table-row table:style-name="ro3">
          <table:table-cell office:value-type="float" office:value="6.54471544715448" calcext:value-type="float">
            <text:p>6,54471544715448</text:p>
          </table:table-cell>
        </table:table-row>
        <table:table-row table:style-name="ro3">
          <table:table-cell office:value-type="float" office:value="0.243902439024399" calcext:value-type="float">
            <text:p>0,243902439024399</text:p>
          </table:table-cell>
        </table:table-row>
        <table:table-row table:style-name="ro3">
          <table:table-cell office:value-type="float" office:value="0.243902439024399" calcext:value-type="float">
            <text:p>0,243902439024399</text:p>
          </table:table-cell>
        </table:table-row>
        <table:table-row table:style-name="ro3">
          <table:table-cell office:value-type="float" office:value="6.7479674796748" calcext:value-type="float">
            <text:p>6,7479674796748</text:p>
          </table:table-cell>
        </table:table-row>
        <table:table-row table:style-name="ro3">
          <table:table-cell office:value-type="float" office:value="6.7479674796748" calcext:value-type="float">
            <text:p>6,7479674796748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-0.162601626016251" calcext:value-type="float">
            <text:p>-0,162601626016251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1.0569105691057" calcext:value-type="float">
            <text:p>1,0569105691057</text:p>
          </table:table-cell>
        </table:table-row>
        <table:table-row table:style-name="ro3">
          <table:table-cell office:value-type="float" office:value="4.10569105691057" calcext:value-type="float">
            <text:p>4,10569105691057</text:p>
          </table:table-cell>
        </table:table-row>
        <table:table-row table:style-name="ro3">
          <table:table-cell office:value-type="float" office:value="4.10569105691057" calcext:value-type="float">
            <text:p>4,10569105691057</text:p>
          </table:table-cell>
        </table:table-row>
        <table:table-row table:style-name="ro3">
          <table:table-cell office:value-type="float" office:value="5.32520325203253" calcext:value-type="float">
            <text:p>5,32520325203253</text:p>
          </table:table-cell>
        </table:table-row>
        <table:table-row table:style-name="ro3">
          <table:table-cell office:value-type="float" office:value="5.32520325203253" calcext:value-type="float">
            <text:p>5,32520325203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date-style style:name="N105" number:title="Definido por el usuario">
      <number:day number:style="long"/>
      <number:text>/</number:text>
      <number:month/>
    </number:date-style>
    <number:date-style style:name="N106">
      <number:day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currency-style style:name="N111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8" loext:min-decimal-places="18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4:46:39.8393389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2T10:29:05.121795714</meta:creation-date>
    <dc:date>2023-01-09T14:51:07.212383472</dc:date>
    <meta:editing-duration>PT7H52M29S</meta:editing-duration>
    <meta:editing-cycles>68</meta:editing-cycles>
    <meta:generator>LibreOffice/6.4.7.2$Linux_X86_64 LibreOffice_project/40$Build-2</meta:generator>
    <meta:document-statistic meta:table-count="2" meta:cell-count="892" meta:object-count="0"/>
  </office:meta>
</office:document-meta>
</file>